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521bb" officeooo:paragraph-rsid="001521bb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6b8ce" officeooo:paragraph-rsid="0016b8ce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6f838" officeooo:paragraph-rsid="001d5df7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8e9c3" officeooo:paragraph-rsid="0018e9c3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eb314" officeooo:paragraph-rsid="001eb314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eb314" officeooo:paragraph-rsid="0029576a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eb314" officeooo:paragraph-rsid="002dd68d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221d81" officeooo:paragraph-rsid="00221d81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221d81" officeooo:paragraph-rsid="0024aa84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2ad12e" officeooo:paragraph-rsid="002ad12e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2c472e" officeooo:paragraph-rsid="002c472e" style:font-weight-asian="normal" style:font-weight-complex="normal"/>
    </style:style>
    <style:style style:name="P12" style:family="paragraph" style:parent-style-name="Standard" style:master-page-name="">
      <loext:graphic-properties draw:fill="none"/>
      <style:paragraph-properties fo:margin-left="12.24mm" fo:margin-right="0mm" fo:text-align="start" style:justify-single-word="false" fo:text-indent="0mm" style:auto-text-indent="false" style:page-number="auto" fo:background-color="transparent"/>
      <style:text-properties fo:font-weight="normal" officeooo:rsid="0016b8ce" officeooo:paragraph-rsid="0026be19" style:font-weight-asian="normal" style:font-weight-complex="normal"/>
    </style:style>
    <style:style style:name="T1" style:family="text">
      <style:text-properties officeooo:rsid="0016b8ce"/>
    </style:style>
    <style:style style:name="T2" style:family="text">
      <style:text-properties officeooo:rsid="0016f838"/>
    </style:style>
    <style:style style:name="T3" style:family="text">
      <style:text-properties officeooo:rsid="0018e9c3"/>
    </style:style>
    <style:style style:name="T4" style:family="text">
      <style:text-properties officeooo:rsid="001eb314"/>
    </style:style>
    <style:style style:name="T5" style:family="text">
      <style:text-properties officeooo:rsid="002068ab"/>
    </style:style>
    <style:style style:name="T6" style:family="text">
      <style:text-properties officeooo:rsid="002174f0"/>
    </style:style>
    <style:style style:name="T7" style:family="text">
      <style:text-properties officeooo:rsid="002182be"/>
    </style:style>
    <style:style style:name="T8" style:family="text">
      <style:text-properties officeooo:rsid="002214d5"/>
    </style:style>
    <style:style style:name="T9" style:family="text">
      <style:text-properties officeooo:rsid="00221d81"/>
    </style:style>
    <style:style style:name="T10" style:family="text">
      <style:text-properties officeooo:rsid="002398f0"/>
    </style:style>
    <style:style style:name="T11" style:family="text">
      <style:text-properties officeooo:rsid="00291a5a"/>
    </style:style>
    <style:style style:name="T12" style:family="text">
      <style:text-properties officeooo:rsid="0029576a"/>
    </style:style>
    <style:style style:name="T13" style:family="text">
      <style:text-properties officeooo:rsid="002ad12e"/>
    </style:style>
    <style:style style:name="T14" style:family="text">
      <style:text-properties officeooo:rsid="002dd68d"/>
    </style:style>
    <style:style style:name="T15" style:family="text">
      <style:text-properties officeooo:rsid="0030eac1"/>
    </style:style>
    <style:style style:name="T16" style:family="text">
      <style:text-properties officeooo:rsid="003121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ITPP / </text:span>IT++</text:p>
      <text:p text:style-name="P11"><text:span text:style-name="T14">1) </text:span>IT++ is a powerful and beginner-friendly library for making Octave-like introduction to C++ efficient algorithm implementation. To sum up: IT++ library is a vast set of programs of proper algorithms in simplified C++ syntax.</text:p>
      <text:p text:style-name="P5"><text:span text:style-name="T14">2) </text:span>official site: http://itpp.sourceforge.net/4.3.1/</text:p>
      <text:p text:style-name="P2"><text:span text:style-name="T14">3) </text:span>additional <text:span text:style-name="T2">packages</text:span> install:</text:p>
      <text:p text:style-name="P2"><text:tab/><text:span text:style-name="T7">Documentation generator:</text:span></text:p>
      <text:p text:style-name="P2"><text:tab/><text:tab/><text:span text:style-name="T7">#sudo aptitude install doxygen</text:span></text:p>
      <text:p text:style-name="P2"><text:tab/><text:span text:style-name="T6">Makefile generator:</text:span></text:p>
      <text:p text:style-name="P2"><text:tab/><text:tab/><text:span text:style-name="T6">#sudo aptitude install cmake</text:span></text:p>
      <text:p text:style-name="P3"><text:tab/>Fortran compiler:</text:p>
      <text:p text:style-name="P3"><text:tab/><text:tab/><text:span text:style-name="T1">#sudo aptitude install </text:span>gfortran</text:p>
      <text:p text:style-name="P2"><text:tab/> <text:span text:style-name="T3">BLAS, LAPACK, FFTW</text:span>:</text:p>
      <text:p text:style-name="P12"><text:tab/>#sudo aptitude install libblas3 libblas-dev liblapack3 <text:s/>liblapack-dev libfftw3-dev</text:p>
      <text:p text:style-name="P5"><text:span text:style-name="T14">4) </text:span>download ITPP <text:span text:style-name="T5">from “</text:span><text:a xlink:type="simple" xlink:href="https://sourceforge.net/projects/itpp/files/latest/download?source=files" text:style-name="Internet_20_link" text:visited-style-name="Visited_20_Internet_20_Link"><text:span text:style-name="T5">https://sourceforge.net/projects/itpp/files/latest/download?source=files</text:span></text:a><text:span text:style-name="T5">”, and extract it</text:span></text:p>
      <text:p text:style-name="P5"><text:tab/><text:span text:style-name="T8">#mkdir build</text:span></text:p>
      <text:p text:style-name="P5"><text:tab/><text:span text:style-name="T8">#cd build</text:span></text:p>
      <text:p text:style-name="P5"><text:tab/><text:span text:style-name="T8">#sudo su</text:span></text:p>
      <text:p text:style-name="P5"><text:tab/><text:span text:style-name="T8">#cmake .. -Wno-dev</text:span></text:p>
      <text:p text:style-name="P5"><text:tab/><text:span text:style-name="T9">#make -j`nproc` &gt; log.txt; grep -rnw ‘*ailed*’ log.txt</text:span></text:p>
      <text:p text:style-name="P9"><text:span text:style-name="T11"><text:tab/><text:tab/>( optional ) </text:span>at new konsole tab view current operation: #tail -f log.txt</text:p>
      <text:p text:style-name="P8"><text:tab/><text:span text:style-name="T10">#make install</text:span></text:p>
      <text:p text:style-name="P7"><text:span text:style-name="T14">5) check whether it is working basicly. Paste tutorial from: “</text:span><text:a xlink:type="simple" xlink:href="http://itpp.sourceforge.net/4.3.1/vector_and_matrix.html" text:style-name="Internet_20_link" text:visited-style-name="Visited_20_Internet_20_Link"><text:span text:style-name="T14">http://itpp.sourceforge.net/4.3.1/vector_and_matrix.html</text:span></text:a><text:span text:style-name="T14">”, compile and run it:</text:span></text:p>
      <text:p text:style-name="P6"><text:tab/><text:span text:style-name="T12">#cd .. &amp;&amp; </text:span>mkdir 00_example<text:tab/> <text:span text:style-name="T12">&amp;&amp; cd <text:s/></text:span>00_example/ <text:span text:style-name="T13">&amp;&amp; nano main.cpp</text:span></text:p>
      <text:p text:style-name="P10"><text:tab/>#touch a.out &amp;&amp; rm a.out <text:span text:style-name="T15">&amp;&amp; </text:span>g++ -std=c++11 -mtune=native -march=native -Ofast -pipe main.cpp -litpp <text:tab/>&amp;&amp; <text:span text:style-name="T16">clear &amp;&amp; </text:span>./a.out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6mm" fo:margin-bottom="6mm" fo:margin-left="8.87mm" fo:margin-right="5.8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17:25:50.263778362</meta:creation-date>
    <dc:date>2018-03-01T18:58:16.982560499</dc:date>
    <meta:editing-duration>PT1H3M38S</meta:editing-duration>
    <meta:editing-cycles>29</meta:editing-cycles>
    <meta:generator>LibreOffice/6.0.1.1$Linux_X86_64 LibreOffice_project/60bfb1526849283ce2491346ed2aa51c465abfe6</meta:generator>
    <meta:document-statistic meta:table-count="0" meta:image-count="0" meta:object-count="0" meta:page-count="1" meta:paragraph-count="23" meta:word-count="159" meta:character-count="1214" meta:non-whitespace-character-count="1052"/>
  </office:meta>
</office:document-meta>
</file>